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41854166666667cm" style:use-optimal-column-width="true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mailto:shafijamadar@gmail.com">shafijamadar@gmail.com</text:a></text:p>
          </table:table-cell>
          <table:table-cell office:value-type="string" table:style-name="ce2">
            <text:p><text:a xlink:href="mailto:MH@9ayan@429">MH@9ayan@429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123</text:p>
          </table:table-cell>
          <table:table-cell office:value-type="float" office:value="123232" table:style-name="ce1">
            <text:p>123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56881</text:p>
          </table:table-cell>
          <table:table-cell office:value-type="string" table:style-name="ce1">
            <text:p>ABCed13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shafi</meta:initial-creator>
    <dc:creator>shafi</dc:creator>
    <meta:creation-date>2022-10-11T08:49:27Z</meta:creation-date>
    <dc:date>2022-10-11T08:51:54Z</dc:date>
    <meta:editing-duration>PT0S</meta:editing-duration>
  </office:meta>
</office:document-meta>
</file>